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6a6ad" officeooo:paragraph-rsid="0016a6ad"/>
    </style:style>
    <style:style style:name="P2" style:family="paragraph" style:parent-style-name="Standard">
      <style:text-properties fo:font-weight="bold" officeooo:rsid="0016a6ad" officeooo:paragraph-rsid="0016a6ad" style:font-weight-asian="bold" style:font-weight-complex="bold"/>
    </style:style>
    <style:style style:name="P3" style:family="paragraph" style:parent-style-name="Standard">
      <style:text-properties fo:font-weight="bold" officeooo:rsid="0016a6ad" officeooo:paragraph-rsid="0016b645" style:font-weight-asian="bold" style:font-weight-complex="bold"/>
    </style:style>
    <style:style style:name="P4" style:family="paragraph" style:parent-style-name="Standard">
      <style:text-properties fo:font-weight="normal" officeooo:rsid="0016a6ad" officeooo:paragraph-rsid="0016a6ad" style:font-weight-asian="normal" style:font-weight-complex="normal"/>
    </style:style>
    <style:style style:name="P5" style:family="paragraph" style:parent-style-name="Standard">
      <style:text-properties fo:font-weight="normal" officeooo:rsid="0016b645" officeooo:paragraph-rsid="0016b645" style:font-weight-asian="normal" style:font-weight-complex="normal"/>
    </style:style>
    <style:style style:name="T1" style:family="text">
      <style:text-properties fo:language="de" fo:country="DE" style:font-size-asian="10.5pt"/>
    </style:style>
    <style:style style:name="T2" style:family="text">
      <style:text-properties fo:language="de" fo:country="DE" officeooo:rsid="0016b645" style:font-size-asian="10.5pt"/>
    </style:style>
    <style:style style:name="T3" style:family="text">
      <style:text-properties fo:language="de" fo:country="DE" officeooo:rsid="0018598a" style:font-size-asian="10.5pt"/>
    </style:style>
    <style:style style:name="T4" style:family="text">
      <style:text-properties fo:language="de" fo:country="DE" officeooo:rsid="001991d5" style:font-size-asian="10.5pt"/>
    </style:style>
    <style:style style:name="T5" style:family="text">
      <style:text-properties fo:language="de" fo:country="DE" officeooo:rsid="0019cfba" style:font-size-asian="10.5pt"/>
    </style:style>
    <style:style style:name="T6" style:family="text">
      <style:text-properties fo:language="de" fo:country="DE" officeooo:rsid="001b1271" style:font-size-asian="10.5pt"/>
    </style:style>
    <style:style style:name="T7" style:family="text">
      <style:text-properties fo:language="de" fo:country="DE" officeooo:rsid="001b85ee" style:font-size-asian="10.5pt"/>
    </style:style>
    <style:style style:name="T8" style:family="text">
      <style:text-properties fo:language="de" fo:country="DE" officeooo:rsid="001ca8e1" style:font-size-asian="10.5pt"/>
    </style:style>
    <style:style style:name="T9" style:family="text">
      <style:text-properties fo:language="de" fo:country="DE" officeooo:rsid="001e2a12" style:font-size-asian="10.5pt"/>
    </style:style>
    <style:style style:name="T10" style:family="text">
      <style:text-properties fo:language="de" fo:country="DE" officeooo:rsid="002017a3" style:font-size-asian="10.5pt"/>
    </style:style>
    <style:style style:name="T11" style:family="text">
      <style:text-properties fo:language="de" fo:country="DE" officeooo:rsid="00217bf7" style:font-size-asian="10.5pt"/>
    </style:style>
    <style:style style:name="T12" style:family="text">
      <style:text-properties fo:language="de" fo:country="DE" officeooo:rsid="00226c71" style:font-size-asian="10.5pt"/>
    </style:style>
    <style:style style:name="T13" style:family="text">
      <style:text-properties fo:language="de" fo:country="DE" officeooo:rsid="0023535e" style:font-size-asian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ert Owen: erste <text:span text:style-name="T1">Gesellschaften, Produktionsgenossenschaft</text:span></text:p>
      <text:p text:style-name="P1"><text:span text:style-name="T1">Louis Blanc: Rechte auf Arbeit</text:span></text:p>
      <text:p text:style-name="P1"><text:span text:style-name="T1"/></text:p>
      <text:p text:style-name="P2"><text:span text:style-name="T1">Arbeitsauftrag 1</text:span></text:p>
      <text:p text:style-name="P2"><text:span text:style-name="T1"/></text:p>
      <text:p text:style-name="P4"><text:span text:style-name="T1">Die Umgebung bestimmt das Verhalten der Menschen und nicht umgekehrt. Durch die Lebensverhältnisse ist Erfolg und Misserfolg im Leben vorprogrammiert. </text:span><text:span text:style-name="T6">Wenn jemand also die Gesellschaft kontrollieren kann, kontrolliert er </text:span><text:span text:style-name="T7">das pure Sein der Menschen</text:span><text:span text:style-name="T6">.</text:span></text:p>
      <text:p text:style-name="P4"><text:span text:style-name="T1"/></text:p>
      <text:p text:style-name="P4"><text:span text:style-name="T1"/></text:p>
      <text:p text:style-name="P3"><text:span text:style-name="T1">Arbeitsauftrag </text:span><text:span text:style-name="T2">2</text:span></text:p>
      <text:p text:style-name="P4"><text:span text:style-name="T1"/></text:p>
      <text:p text:style-name="P5"><text:span text:style-name="T1">Diese Aufteilung wird immer realer und geht immer weiter auseinander. Jedoch war es noch nie so einfach reich zu werden, wie jetzt. </text:span><text:span text:style-name="T3">Dies zeigt einen komischen Kontrast auf, welcher unser modernes Leben maßgeblich bestimmt.</text:span></text:p>
      <text:p text:style-name="P5"><text:span text:style-name="T3"><text:tab/></text:span><text:span text:style-name="T4">Der persönliche Unterschied zwischen Bourgeoisie und Proletariat ist jedoch so gering, wie noch nie. </text:span><text:span text:style-name="T5">Reiche werden als altägliche und zurückgezogene Menschen dargestellt, was in krasser Relation zur Vorstellung von früher steht. </text:span><text:span text:style-name="T8">Armen Leuten wird mehr geholfen als je zuvor und trotzdem geht die Schere immer weiter auf.</text:span></text:p>
      <text:p text:style-name="P5"><text:span text:style-name="T8"><text:tab/></text:span><text:span text:style-name="T9">Das Problem liegt meiner Meinung nach </text:span><text:span text:style-name="T10">in </text:span><text:span text:style-name="T12">falsch verbreiteten Vorstellung von Leben und Wert allgemein. </text:span><text:span text:style-name="T13">Wieder einmal ist mangelnde Bildung ein Kriterium.</text:span></text:p>
      <text:p text:style-name="P5"><text:span text:style-name="T13"/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0:56:29.290223808</meta:creation-date>
    <dc:date>2018-09-20T11:35:34.658911749</dc:date>
    <meta:editing-duration>PT28M49S</meta:editing-duration>
    <meta:editing-cycles>15</meta:editing-cycles>
    <meta:generator>LibreOffice/6.0.6.2$Linux_X86_64 LibreOffice_project/00m0$Build-2</meta:generator>
    <meta:document-statistic meta:table-count="0" meta:image-count="0" meta:object-count="0" meta:page-count="1" meta:paragraph-count="8" meta:word-count="151" meta:character-count="1067" meta:non-whitespace-character-count="922"/>
  </office:meta>
</office:document-meta>
</file>